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525cm"/>
    </style:style>
    <style:style style:name="gr9" style:family="graphic" style:parent-style-name="standard">
      <style:graphic-properties draw:stroke="none" draw:fill="none" fo:min-height="0.367cm"/>
    </style:style>
    <style:style style:name="gr10" style:family="graphic" style:parent-style-name="standard">
      <style:graphic-properties draw:stroke="none" draw:fill="none" fo:min-height="0.79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fo:font-weight="bold"/>
    </style:style>
    <style:style style:name="P5" style:family="paragraph">
      <style:text-properties fo:font-size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Arial" style:font-family-generic-asian="roman" style:font-pitch-asian="variable" style:font-size-asian="10pt" style:font-style-asian="normal" style:font-weight-asian="normal" style:font-family-complex="Arial" style:font-family-generic-complex="roman" style:font-pitch-complex="variable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bold" style:letter-kerning="true" style:font-family-asian="Arial" style:font-family-generic-asian="roman" style:font-pitch-asian="variable" style:font-size-asian="10pt" style:font-style-asian="normal" style:font-weight-asian="bold" style:font-family-complex="Arial" style:font-family-generic-complex="roman" style:font-pitch-complex="variable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0pt"/>
    </style:style>
    <style:style style:name="T6" style:family="text">
      <style:text-properties fo:font-size="10pt" fo:font-weight="bold"/>
    </style:style>
    <style:style style:name="T7" style:family="text">
      <style:text-properties fo:font-size="1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1.6cm" svg:x="2.2cm" svg:y="3.2cm">
          <text:p text:style-name="P1">Evaluate /</text:p>
          <text:p text:style-name="P1">Specify Nee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5.2cm" svg:y="3.2cm">
          <text:p text:style-name="P1">Design /</text:p>
          <text:p text:style-name="P1">Redesig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8.2cm" svg:y="3.2cm">
          <text:p text:style-name="P1">Build/</text:p>
          <text:p text:style-name="P1">Rebuild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11.2cm" svg:y="3.2cm">
          <text:p text:style-name="P1">Coll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14.2cm" svg:y="3.2cm">
          <text:p text:style-name="P1">Process /</text:p>
          <text:p text:style-name="P1">Analy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17.2cm" svg:y="3.2cm">
          <text:p text:style-name="P1">Archive /</text:p>
          <text:p text:style-name="P1">Preserve /</text:p>
          <text:p text:style-name="P1"><text:s/>Cur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20.2cm" svg:y="3.2cm">
          <text:p text:style-name="P1">Data</text:p>
          <text:p text:style-name="P1">Dissemination /</text:p>
          <text:p text:style-name="P1">Discove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23.2cm" svg:y="3.2cm">
          <text:p text:style-name="P1">Research /</text:p>
          <text:p text:style-name="P1">Publis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26.2cm" svg:y="3.2cm">
          <text:p text:style-name="P1">Retrospective</text:p>
          <text:p text:style-name="P1">Evalu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6cm" svg:x="2cm" svg:y="3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5cm" svg:y="3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8cm" svg:y="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1cm" svg:y="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4cm" svg:y="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17cm" svg:y="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0cm" svg:y="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3cm" svg:y="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26cm" svg:y="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level_20_2" draw:layer="layout" svg:width="2.6cm" svg:height="1.8cm" svg:x="2.2cm" svg:y="5cm">
          <text:p><text:span text:style-name="T2">1.1</text:span></text:p>
          <text:p>Define research questions, universe &amp; high-level concep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.2cm" svg:y="7cm">
          <text:p><text:span text:style-name="T2">1.2</text:span></text:p>
          <text:p>Evaluate existing data &amp; publication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4cm" svg:x="2.2cm" svg:y="8.4cm">
          <text:p><text:span text:style-name="T2">1.3</text:span></text:p>
          <text:p>Establish outputs &amp; needed infrastructure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4cm" svg:x="2.2cm" svg:y="10cm">
          <text:p><text:span text:style-name="T2">1.4</text:span></text:p>
          <text:p>Define specific concepts to be measur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level_20_2" draw:layer="layout" svg:width="2.6cm" svg:height="1.4cm" svg:x="2.2cm" svg:y="11.6cm">
          <text:p><text:span text:style-name="T2">1.5</text:span></text:p>
          <text:p>Planning, timetable &amp; needed infrastructure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.2cm" svg:y="13.2cm">
          <text:p><text:span text:style-name="T2">1.6</text:span></text:p>
          <text:p>Prepare proposal &amp; get funding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5.2cm" svg:y="9.6cm">
          <text:p><text:span text:style-name="T2">2.5</text:span></text:p>
          <text:p>Specify processing / cleaning method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cm" svg:x="5.2cm" svg:y="7.2cm">
          <text:p><text:span text:style-name="T2">2.3</text:span></text:p>
          <text:p>Design collection instrumen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cm" svg:x="5.2cm" svg:y="8.4cm">
          <text:p><text:span text:style-name="T2">2.4</text:span></text:p>
          <text:p>Specify data elemen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5.2cm" svg:y="11cm">
          <text:p><text:span text:style-name="T2">2.6</text:span></text:p>
          <text:p>Organize research team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5.2cm" svg:y="12.4cm">
          <text:p><text:span text:style-name="T2">2.7</text:span></text:p>
          <text:p>Design infrastructure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5.2cm" svg:y="5cm">
          <text:p><text:span text:style-name="T2">2.1</text:span></text:p>
          <text:p>Identify source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cm" svg:x="5.2cm" svg:y="6cm">
          <text:p><text:span text:style-name="T2">2.2</text:span></text:p>
          <text:p>Design sampling method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8.2cm" svg:y="11cm">
          <text:p><text:span text:style-name="T2">3.5</text:span></text:p>
          <text:p>Finalize production system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8.2cm" svg:y="8.2cm">
          <text:p><text:span text:style-name="T2">3.3</text:span></text:p>
          <text:p>Validate instrumen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8.2cm" svg:y="9.6cm">
          <text:p><text:span text:style-name="T2">3.4</text:span></text:p>
          <text:p>Test production system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4cm" svg:x="8.2cm" svg:y="5cm">
          <text:p><text:span text:style-name="T2">3.1</text:span></text:p>
          <text:p>Develop data collection instrumen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4cm" svg:x="8.2cm" svg:y="6.6cm">
          <text:p><text:span text:style-name="T2">3.2</text:span></text:p>
          <text:p>Create or enhance infrastructure componen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11.2cm" svg:y="7cm">
          <text:p><text:span text:style-name="T2">4.3</text:span></text:p>
          <text:p>Run collection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11.2cm" svg:y="8cm">
          <text:p><text:span text:style-name="T2">4.4</text:span></text:p>
          <text:p>Finalize collection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11.2cm" svg:y="5cm">
          <text:p><text:span text:style-name="T2">4.1</text:span></text:p>
          <text:p>Select sample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11.2cm" svg:y="6cm">
          <text:p><text:span text:style-name="T2">4.2</text:span></text:p>
          <text:p>Set up collection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14.2cm" svg:y="9.8cm">
          <text:p><text:span text:style-name="T2">5.5</text:span></text:p>
          <text:p>Construct new variables and uni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14.2cm" svg:y="7cm">
          <text:p><text:span text:style-name="T2">5.3</text:span></text:p>
          <text:p>Explore, validate &amp; clean 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14.2cm" svg:y="8.4cm">
          <text:p><text:span text:style-name="T2">5.4</text:span></text:p>
          <text:p>Impute missing 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14.2cm" svg:y="11.2cm">
          <text:p><text:span text:style-name="T2">5.6</text:span></text:p>
          <text:p>Calculate weigh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14.2cm" svg:y="12.2cm">
          <text:p><text:span text:style-name="T2">5.7</text:span></text:p>
          <text:p>Calculate aggregate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14.2cm" svg:y="5cm">
          <text:p><text:span text:style-name="T2">5.1</text:span></text:p>
          <text:p>Integrate 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14.2cm" svg:y="6cm">
          <text:p><text:span text:style-name="T2">5.2</text:span></text:p>
          <text:p>Classify &amp; code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17.2cm" svg:y="7.4cm">
          <text:p><text:span text:style-name="T2">6.3</text:span></text:p>
          <text:p>Preserve data / meta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17.2cm" svg:y="5cm">
          <text:p><text:span text:style-name="T2">6.1</text:span></text:p>
          <text:p>Ingest data / meta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17.2cm" svg:y="6.4cm">
          <text:p><text:span text:style-name="T2">6.2</text:span></text:p>
          <text:p>Enhance meta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0.2cm" svg:y="11.2cm">
          <text:p><text:span text:style-name="T2">7.5</text:span></text:p>
          <text:p>Provide data citation support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4cm" svg:x="20.2cm" svg:y="8cm">
          <text:p><text:span text:style-name="T2">7.3</text:span></text:p>
          <text:p>Deploy access control system / policie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4cm" svg:x="20.2cm" svg:y="9.6cm">
          <text:p><text:span text:style-name="T2">7.4</text:span></text:p>
          <text:p>Promote dissemination produc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0.2cm" svg:y="12.6cm">
          <text:p><text:span text:style-name="T2">7.6</text:span></text:p>
          <text:p>Enhance data discovery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0.2cm" svg:y="14cm">
          <text:p><text:span text:style-name="T2">7.7</text:span></text:p>
          <text:p>Manage user support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0.2cm" svg:y="5cm">
          <text:p><text:span text:style-name="T2">7.1</text:span></text:p>
          <text:p>Deploy release infrastructure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4cm" svg:x="20.2cm" svg:y="6.4cm">
          <text:p><text:span text:style-name="T2">7.2</text:span></text:p>
          <text:p>Prepare dissemination produc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3.2cm" svg:y="9.8cm">
          <text:p><text:span text:style-name="T2">8.5</text:span></text:p>
          <text:p>Prepare research paper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23.2cm" svg:y="7.8cm">
          <text:p><text:span text:style-name="T2">8.3</text:span></text:p>
          <text:p>Prepare 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23.2cm" svg:y="8.8cm">
          <text:p><text:span text:style-name="T2">8.4</text:span></text:p>
          <text:p>Analyse 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3.2cm" svg:y="11.2cm">
          <text:p><text:span text:style-name="T2">8.6</text:span></text:p>
          <text:p>Manage disclosure risk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23.2cm" svg:y="12.6cm">
          <text:p><text:span text:style-name="T2">8.7</text:span></text:p>
          <text:p>Publish research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4cm" svg:x="23.2cm" svg:y="5cm">
          <text:p><text:span text:style-name="T2">8.1</text:span></text:p>
          <text:p>Discovery of data and relevant research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cm" svg:x="23.2cm" svg:y="6.6cm">
          <text:p><text:span text:style-name="T2">8.2</text:span></text:p>
          <text:p>Access 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6.2cm" svg:y="7.8cm">
          <text:p><text:span text:style-name="T2">9.3</text:span></text:p>
          <text:p>Conduct evaluation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6.2cm" svg:y="9.2cm">
          <text:p><text:span text:style-name="T2">9.4</text:span></text:p>
          <text:p>Determine future action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6.2cm" svg:y="5cm">
          <text:p><text:span text:style-name="T2">9.1</text:span></text:p>
          <text:p>Establish evaluation criteri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26.2cm" svg:y="6.4cm">
          <text:p><text:span text:style-name="T2">9.2</text:span></text:p>
          <text:p>Gather evaluation inputs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0.8cm" svg:x="14.2cm" svg:y="13.6cm">
          <text:p><text:span text:style-name="T2">5.8</text:span></text:p>
          <text:p>Anonymize data</text:p>
          <draw:enhanced-geometry svg:viewBox="0 0 21600 21600" draw:type="rectangle" draw:enhanced-path="M 0 0 L 21600 0 21600 21600 0 21600 0 0 Z N"/>
        </draw:custom-shape>
        <draw:custom-shape draw:style-name="level_20_2" draw:layer="layout" svg:width="2.6cm" svg:height="1.2cm" svg:x="14.2cm" svg:y="14.6cm">
          <text:p><text:span text:style-name="T2">5.9</text:span></text:p>
          <text:p>Finalize data outpu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6cm" svg:height="0.6cm" svg:x="2.2cm" svg:y="16cm">
          <text:p text:style-name="P1">Project Management / Quality Manage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6cm" svg:height="0.6cm" svg:x="2.2cm" svg:y="16.8cm">
          <text:p text:style-name="P1">Metadata Managem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6.6cm" svg:height="0.6cm" svg:x="2.2cm" svg:y="17.6cm">
          <text:p text:style-name="P1">Use of External Standard Metadata (classifications, concepts, questions, variables)</text:p>
          <draw:enhanced-geometry svg:viewBox="0 0 21600 21600" draw:type="rectangle" draw:enhanced-path="M 0 0 L 21600 0 21600 21600 0 21600 0 0 Z N"/>
        </draw:custom-shape>
        <draw:frame draw:style-name="gr3" draw:layer="layout" svg:width="12.6cm" svg:height="0.646cm" svg:x="2cm" svg:y="1.354cm">
          <draw:text-box>
            <text:p><text:span text:style-name="T3">Generic Longitudinal Business Process Model: </text:span><text:span text:style-name="T4">Overview</text:span></text:p>
          </draw:text-box>
        </draw:frame>
      </draw:page>
      <draw:page draw:name="page2" draw:style-name="dp1" draw:master-page-name="Default">
        <draw:connector draw:style-name="gr4" draw:text-style-name="P1" draw:layer="layout" draw:type="line" svg:x1="12.693cm" svg:y1="8.711cm" svg:x2="14.088cm" svg:y2="10.088cm" draw:end-shape="id1" draw:end-glue-point="5" svg:d="m12693 8711 1395 1377">
          <text:p/>
        </draw:connector>
        <draw:custom-shape draw:style-name="gr5" draw:text-style-name="P1" draw:layer="layout" svg:width="11cm" svg:height="8cm" svg:x="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6cm" svg:height="1.6cm" svg:x="5.2cm" svg:y="7.2cm">
          <text:p text:style-name="P1">Evaluate /</text:p>
          <text:p text:style-name="P1">Specify Nee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.6cm" svg:x="6.2cm" svg:y="4.2cm">
          <text:p text:style-name="P1">Design /</text:p>
          <text:p text:style-name="P1">Redesig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.6cm" svg:x="10.2cm" svg:y="3.2cm">
          <text:p text:style-name="P1">Build /</text:p>
          <text:p text:style-name="P1">Rebuild 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.6cm" svg:x="14.2cm" svg:y="4.2cm">
          <text:p text:style-name="P1">Collec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1.6cm" svg:x="15.2cm" svg:y="7.2cm">
          <text:p text:style-name="P1">Process /</text:p>
          <text:p text:style-name="P1">Analyse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6cm" svg:height="1.6cm" svg:x="10.2cm" svg:y="7.2cm">
          <text:p text:style-name="P1">Archive /</text:p>
          <text:p text:style-name="P1">Preserve / </text:p>
          <text:p text:style-name="P1">Curat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.6cm" svg:x="14.2cm" svg:y="10.2cm">
          <text:p text:style-name="P1">Data</text:p>
          <text:p text:style-name="P1">Dissemination/</text:p>
          <text:p text:style-name="P1">Discovery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6cm" svg:height="1.6cm" svg:x="10.2cm" svg:y="11.2cm">
          <text:p text:style-name="P1">Research/</text:p>
          <text:p text:style-name="P1">Publi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cm" svg:height="1.6cm" svg:x="6.2cm" svg:y="10.2cm">
          <text:p text:style-name="P1">Retrospective</text:p>
          <text:p text:style-name="P1">Evalua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cm" svg:height="0.6cm" svg:x="5cm" svg:y="7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6cm" svg:y="4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0cm" svg:y="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4cm" svg:y="4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5cm" svg:y="7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0cm" svg:y="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6cm" svg:height="0.6cm" svg:x="14cm" svg:y="10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10cm" svg:y="11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6cm" svg:x="6cm" svg:y="10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1.2cm" svg:height="1.2cm" svg:x="2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2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6cm" svg:y1="8cm" svg:x2="5.2cm" svg:y2="8cm" draw:start-shape="id2" draw:start-glue-point="10" draw:end-shape="id3" draw:end-glue-point="3" svg:d="m3600 8000h1600">
          <text:p/>
        </draw:connector>
        <draw:frame draw:style-name="gr3" draw:layer="layout" svg:width="10.799cm" svg:height="0.646cm" svg:x="2.001cm" svg:y="1.354cm">
          <draw:text-box>
            <text:p><text:span text:style-name="T3">Generic Longitudinal Business Process Model: </text:span><text:span text:style-name="T2">Circle View</text:span></text:p>
          </draw:text-box>
        </draw:frame>
        <draw:connector draw:style-name="gr4" draw:text-style-name="P1" draw:layer="layout" draw:type="line" svg:x1="15.2cm" svg:y1="8cm" svg:x2="12.8cm" svg:y2="8cm" draw:start-shape="id4" draw:start-glue-point="3" draw:end-shape="id5" draw:end-glue-point="1" svg:d="m15200 8000h-2400">
          <text:p/>
        </draw:connector>
        <draw:connector draw:style-name="gr4" draw:text-style-name="P1" draw:layer="layout" draw:type="line" svg:x1="11.5cm" svg:y1="11.2cm" svg:x2="11.5cm" svg:y2="8.8cm" draw:start-shape="id6" draw:start-glue-point="0" draw:end-shape="id5" draw:end-glue-point="2" svg:d="m11500 11200v-2400">
          <text:p/>
        </draw:connector>
        <draw:connector draw:style-name="gr4" draw:text-style-name="P1" draw:layer="layout" draw:type="line" svg:x1="7.8cm" svg:y1="8cm" svg:x2="10.2cm" svg:y2="8cm" draw:start-shape="id3" draw:start-glue-point="1" draw:end-shape="id5" draw:end-glue-point="3" svg:d="m7800 8000h2400">
          <text:p/>
        </draw:connector>
        <draw:line draw:style-name="gr4" draw:text-style-name="P1" draw:layer="layout" svg:x1="9.398cm" svg:y1="4.31cm" svg:x2="9.733cm" svg:y2="4.192cm">
          <text:p/>
        </draw:line>
        <draw:line draw:style-name="gr4" draw:text-style-name="P1" draw:layer="layout" svg:x1="13.342cm" svg:y1="4.231cm" svg:x2="13.756cm" svg:y2="4.35cm">
          <text:p/>
        </draw:line>
        <draw:line draw:style-name="gr4" draw:text-style-name="P1" draw:layer="layout" svg:x1="16.616cm" svg:y1="6.519cm" svg:x2="16.754cm" svg:y2="6.795cm">
          <text:p/>
        </draw:line>
        <draw:line draw:style-name="gr4" draw:text-style-name="P1" draw:layer="layout" svg:x1="16.616cm" svg:y1="9.516cm" svg:x2="16.478cm" svg:y2="9.773cm">
          <text:p/>
        </draw:line>
        <draw:line draw:style-name="gr4" draw:text-style-name="P1" draw:layer="layout" svg:x1="13.658cm" svg:y1="11.705cm" svg:x2="13.283cm" svg:y2="11.824cm">
          <text:p/>
        </draw:line>
        <draw:line draw:style-name="gr4" draw:text-style-name="P1" draw:layer="layout" svg:x1="9.595cm" svg:y1="11.765cm" svg:x2="9.28cm" svg:y2="11.666cm">
          <text:p/>
        </draw:line>
        <draw:line draw:style-name="gr4" draw:text-style-name="P1" draw:layer="layout" svg:x1="6.46cm" svg:y1="9.654cm" svg:x2="6.282cm" svg:y2="9.28cm">
          <text:p/>
        </draw:line>
        <draw:line draw:style-name="gr4" draw:text-style-name="P1" draw:layer="layout" svg:x1="6.42cm" svg:y1="6.44cm" svg:x2="6.618cm" svg:y2="6.164cm">
          <text:p/>
        </draw:line>
      </draw:page>
      <draw:page draw:name="page3" draw:style-name="dp1" draw:master-page-name="Default">
        <draw:connector draw:style-name="gr4" draw:text-style-name="P1" draw:layer="layout" draw:type="line" svg:x1="15.6cm" svg:y1="10.4cm" svg:x2="19.2cm" svg:y2="6.8cm" svg:d="m15600 10400 3600-3600">
          <text:p/>
        </draw:connector>
        <draw:connector draw:style-name="gr4" draw:text-style-name="P1" draw:layer="layout" draw:type="line" svg:x1="13.2cm" svg:y1="10.2cm" svg:x2="9.8cm" svg:y2="6.8cm" svg:d="m13200 10200-3400-3400">
          <text:p/>
        </draw:connector>
        <draw:connector draw:style-name="gr4" draw:text-style-name="P1" draw:layer="layout" draw:type="line" svg:x1="15.6cm" svg:y1="11.6cm" svg:x2="19.088cm" svg:y2="15.088cm" draw:end-shape="id7" draw:end-glue-point="5" svg:d="m15600 11600 3488 3488">
          <text:p/>
        </draw:connector>
        <draw:custom-shape draw:style-name="gr5" draw:text-style-name="P1" draw:layer="layout" svg:width="15cm" svg:height="14cm" svg:x="7cm" svg:y="3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2.6cm" svg:height="1.6cm" svg:x="6.2cm" svg:y="10.183cm">
          <text:p text:style-name="P1"><text:span text:style-name="T5">Evaluate /</text:span></text:p>
          <text:p text:style-name="P1"><text:span text:style-name="T5">Specify Need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7.2cm" svg:y="5.183cm">
          <text:p text:style-name="P1"><text:span text:style-name="T5">Design /</text:span></text:p>
          <text:p text:style-name="P1"><text:span text:style-name="T5">Re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3" draw:id="id13" draw:layer="layout" svg:width="2.6cm" svg:height="1.6cm" svg:x="13.2cm" svg:y="3.183cm">
          <text:p text:style-name="P1"><text:span text:style-name="T5">Build /</text:span></text:p>
          <text:p text:style-name="P1"><text:span text:style-name="T5">Rebuild 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19.2cm" svg:y="5.183cm">
          <text:p text:style-name="P1"><text:span text:style-name="T5">Coll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0" draw:id="id10" draw:layer="layout" svg:width="2.6cm" svg:height="1.6cm" svg:x="21.2cm" svg:y="10.183cm">
          <text:p text:style-name="P1"><text:span text:style-name="T5">Process /</text:span></text:p>
          <text:p text:style-name="P1"><text:span text:style-name="T5">Analys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1" draw:id="id11" draw:layer="layout" svg:width="2.6cm" svg:height="1.6cm" svg:x="13.2cm" svg:y="10.2cm">
          <text:p text:style-name="P1"><text:span text:style-name="T5">Archive /</text:span></text:p>
          <text:p text:style-name="P1"><text:span text:style-name="T5">Preserve / </text:span></text:p>
          <text:p text:style-name="P1"><text:span text:style-name="T5">Curat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19.2cm" svg:y="15.183cm">
          <text:p text:style-name="P1"><text:span text:style-name="T5">Data</text:span></text:p>
          <text:p text:style-name="P1"><text:span text:style-name="T5">Dissemination/</text:span></text:p>
          <text:p text:style-name="P1"><text:span text:style-name="T5">Discove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2.6cm" svg:height="1.6cm" svg:x="13.2cm" svg:y="17.183cm">
          <text:p text:style-name="P1"><text:span text:style-name="T5">Research/</text:span></text:p>
          <text:p text:style-name="P1"><text:span text:style-name="T5">Publis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7.2cm" svg:y="15.183cm">
          <text:p text:style-name="P1"><text:span text:style-name="T5">Retrospective</text:span></text:p>
          <text:p text:style-name="P1"><text:span text:style-name="T5">Evalu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cm" svg:height="0.6cm" svg:x="6cm" svg:y="9.983cm">
          <text:p text:style-name="P1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7cm" svg:y="4.983cm">
          <text:p text:style-name="P1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13cm" svg:y="2.983cm">
          <text:p text:style-name="P1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19cm" svg:y="4.983cm">
          <text:p text:style-name="P1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21cm" svg:y="9.983cm">
          <text:p text:style-name="P1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13cm" svg:y="9.983cm">
          <text:p text:style-name="P1"><text:span text:style-name="T6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0.6cm" svg:height="0.6cm" svg:x="19cm" svg:y="15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13cm" svg:y="16.983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7cm" svg:y="14.983cm">
          <text:p text:style-name="P1"><text:span text:style-name="T6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1.2cm" svg:height="1.2cm" svg:x="2.4cm" svg:y="10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2.8cm" svg:y="10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6cm" svg:y1="10.983cm" svg:x2="6.2cm" svg:y2="10.983cm" draw:start-shape="id8" draw:start-glue-point="10" draw:end-shape="id9" draw:end-glue-point="3" svg:d="m3600 10983h2600">
          <text:p/>
        </draw:connector>
        <draw:frame draw:style-name="gr3" draw:text-style-name="P5" draw:layer="layout" svg:width="10.799cm" svg:height="0.646cm" svg:x="2.001cm" svg:y="1.354cm">
          <draw:text-box>
            <text:p><text:span text:style-name="T3">Generic Longitudinal Business Process Model: </text:span><text:span text:style-name="T7">Circle View</text:span></text:p>
          </draw:text-box>
        </draw:frame>
        <draw:connector draw:style-name="gr4" draw:text-style-name="P1" draw:layer="layout" draw:type="line" svg:x1="21.2cm" svg:y1="10.983cm" svg:x2="15.8cm" svg:y2="11cm" draw:start-shape="id10" draw:start-glue-point="3" draw:end-shape="id11" draw:end-glue-point="1" svg:d="m21200 10983-5400 17">
          <text:p/>
        </draw:connector>
        <draw:connector draw:style-name="gr4" draw:text-style-name="P1" draw:layer="layout" draw:type="line" svg:x1="14.5cm" svg:y1="17.183cm" svg:x2="14.5cm" svg:y2="11.8cm" draw:start-shape="id12" draw:start-glue-point="0" draw:end-shape="id11" draw:end-glue-point="2" svg:d="m14500 17183v-5383">
          <text:p/>
        </draw:connector>
        <draw:connector draw:style-name="gr4" draw:text-style-name="P1" draw:layer="layout" draw:type="line" svg:x1="8.8cm" svg:y1="10.983cm" svg:x2="13.2cm" svg:y2="11cm" draw:start-shape="id9" draw:start-glue-point="1" draw:end-shape="id11" draw:end-glue-point="3" svg:d="m8800 10983 4400 17">
          <text:p/>
        </draw:connector>
        <draw:line draw:style-name="gr4" draw:text-style-name="P1" draw:layer="layout" svg:x1="11.236cm" svg:y1="4.643cm" svg:x2="11.571cm" svg:y2="4.525cm">
          <text:p/>
        </draw:line>
        <draw:line draw:style-name="gr4" draw:text-style-name="P1" draw:layer="layout" svg:x1="17.499cm" svg:y1="4.569cm" svg:x2="17.933cm" svg:y2="4.711cm">
          <text:p/>
        </draw:line>
        <draw:line draw:style-name="gr4" draw:text-style-name="P1" draw:layer="layout" svg:x1="21.524cm" svg:y1="8.425cm" svg:x2="21.667cm" svg:y2="8.771cm">
          <text:p/>
        </draw:line>
        <draw:line draw:style-name="gr4" draw:text-style-name="P1" draw:layer="layout" svg:x1="21.509cm" svg:y1="13.513cm" svg:x2="21.378cm" svg:y2="13.876cm">
          <text:p/>
        </draw:line>
        <draw:line draw:style-name="gr4" draw:text-style-name="P1" draw:layer="layout" svg:x1="17.77cm" svg:y1="17.354cm" svg:x2="17.395cm" svg:y2="17.473cm">
          <text:p/>
        </draw:line>
        <draw:line draw:style-name="gr4" draw:text-style-name="P1" draw:layer="layout" svg:x1="11.603cm" svg:y1="17.427cm" svg:x2="11.288cm" svg:y2="17.328cm">
          <text:p/>
        </draw:line>
        <draw:line draw:style-name="gr4" draw:text-style-name="P1" draw:layer="layout" svg:x1="7.688cm" svg:y1="13.984cm" svg:x2="7.51cm" svg:y2="13.61cm">
          <text:p/>
        </draw:line>
        <draw:line draw:style-name="gr4" draw:text-style-name="P1" draw:layer="layout" svg:x1="7.449cm" svg:y1="8.452cm" svg:x2="7.634cm" svg:y2="8.112cm">
          <text:p/>
        </draw:line>
        <draw:frame draw:style-name="gr8" draw:layer="layout" svg:width="2.911cm" svg:height="0.775cm" draw:transform="rotate (1.21370196183686) translate (6.199cm 9.603cm)">
          <draw:text-box>
            <text:p>Study Design</text:p>
          </draw:text-box>
        </draw:frame>
        <draw:frame draw:style-name="gr3" draw:text-style-name="P1" draw:layer="layout" svg:width="4.024cm" svg:height="1.039cm" draw:transform="rotate (0.40927970959267) translate (8.814cm 4.571cm)">
          <draw:text-box>
            <text:p text:style-name="P1">Methodological</text:p>
            <text:p text:style-name="P1">Report</text:p>
          </draw:text-box>
        </draw:frame>
        <draw:frame draw:style-name="gr9" draw:text-style-name="P1" draw:layer="layout" svg:width="4.63cm" svg:height="1.039cm" draw:transform="rotate (-0.400029464557101) translate (15.957cm 2.8cm)">
          <draw:text-box>
            <text:p text:style-name="P1">Instrument</text:p>
            <text:p text:style-name="P1">Documentation</text:p>
          </draw:text-box>
        </draw:frame>
        <draw:frame draw:style-name="gr3" draw:text-style-name="P1" draw:layer="layout" svg:width="3.944cm" svg:height="1.039cm" draw:transform="rotate (-1.15017197706426) translate (21.829cm 6.151cm)">
          <draw:text-box>
            <text:p text:style-name="P1">Raw Data</text:p>
            <text:p text:style-name="P1">&amp; Metadata</text:p>
          </draw:text-box>
        </draw:frame>
        <draw:frame draw:style-name="gr3" draw:layer="layout" svg:width="3.008cm" svg:height="0.646cm" draw:transform="rotate (1.06308004738975) translate (20.965cm 14.907cm)">
          <draw:text-box>
            <text:p>Processed Data</text:p>
          </draw:text-box>
        </draw:frame>
        <draw:frame draw:style-name="gr10" draw:text-style-name="P1" draw:layer="layout" svg:width="2.733cm" svg:height="1.04cm" draw:transform="rotate (0.34487706019408) translate (16.372cm 17.974cm)">
          <draw:text-box>
            <text:p text:style-name="P1">Physical</text:p>
            <text:p text:style-name="P1">Data Products</text:p>
          </draw:text-box>
        </draw:frame>
        <draw:frame draw:style-name="gr3" draw:text-style-name="P1" draw:layer="layout" svg:width="4.024cm" svg:height="1.039cm" draw:transform="rotate (-0.340339204138895) translate (9.551cm 16.799cm)">
          <draw:text-box>
            <text:p text:style-name="P1">Citations &amp;</text:p>
            <text:p text:style-name="P1">Publication</text:p>
          </draw:text-box>
        </draw:frame>
        <draw:frame draw:style-name="gr3" draw:layer="layout" svg:width="3.575cm" svg:height="0.646cm" draw:transform="rotate (-1.22993352388041) translate (6.716cm 11.572cm)">
          <draw:text-box>
            <text:p>Assessment Report</text:p>
          </draw:text-box>
        </draw:frame>
        <draw:connector draw:style-name="gr4" draw:text-style-name="P1" draw:layer="layout" draw:type="line" svg:x1="14.5cm" svg:y1="10.2cm" svg:x2="14.5cm" svg:y2="4.783cm" draw:start-shape="id11" draw:start-glue-point="0" draw:end-shape="id13" draw:end-glue-point="2" svg:d="m14500 10200v-5417">
          <text:p/>
        </draw:connector>
      </draw:page>
      <draw:page draw:name="page4" draw:style-name="dp1" draw:master-page-name="Default">
        <draw:custom-shape draw:style-name="gr1" draw:text-style-name="P3" draw:layer="layout" svg:width="2.6cm" svg:height="1.6cm" svg:x="2.2cm" svg:y="3.2cm">
          <text:p text:style-name="P1"><text:span text:style-name="T5">Evaluate /</text:span></text:p>
          <text:p text:style-name="P1"><text:span text:style-name="T5">Specify Need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5.2cm" svg:y="3.2cm">
          <text:p text:style-name="P1"><text:span text:style-name="T5">Design /</text:span></text:p>
          <text:p text:style-name="P1"><text:span text:style-name="T5">Redesig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8.2cm" svg:y="3.2cm">
          <text:p text:style-name="P1"><text:span text:style-name="T5">Build/</text:span></text:p>
          <text:p text:style-name="P1"><text:span text:style-name="T5">Rebuild 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11.2cm" svg:y="3.2cm">
          <text:p text:style-name="P1"><text:span text:style-name="T5">Collec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14.2cm" svg:y="3.2cm">
          <text:p text:style-name="P1"><text:span text:style-name="T5">Process /</text:span></text:p>
          <text:p text:style-name="P1"><text:span text:style-name="T5">Analys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17.2cm" svg:y="3.2cm">
          <text:p text:style-name="P1"><text:span text:style-name="T5">Archive /</text:span></text:p>
          <text:p text:style-name="P1"><text:span text:style-name="T5">Preserve /</text:span></text:p>
          <text:p text:style-name="P1"><text:span text:style-name="T5"><text:s/></text:span><text:span text:style-name="T5">Curat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20.2cm" svg:y="3.2cm">
          <text:p text:style-name="P1"><text:span text:style-name="T5">Data</text:span></text:p>
          <text:p text:style-name="P1"><text:span text:style-name="T5">Dissemination /</text:span></text:p>
          <text:p text:style-name="P1"><text:span text:style-name="T5">Discove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23.2cm" svg:y="3.2cm">
          <text:p text:style-name="P1"><text:span text:style-name="T5">Research /</text:span></text:p>
          <text:p text:style-name="P1"><text:span text:style-name="T5">Publish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6cm" svg:height="1.6cm" svg:x="26.2cm" svg:y="3.2cm">
          <text:p text:style-name="P1"><text:span text:style-name="T5">Retrospective</text:span></text:p>
          <text:p text:style-name="P1"><text:span text:style-name="T5">Evalu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6cm" svg:height="0.6cm" svg:x="2cm" svg:y="3cm">
          <text:p text:style-name="P1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5cm" svg:y="3cm">
          <text:p text:style-name="P1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8cm" svg:y="3cm">
          <text:p text:style-name="P1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11cm" svg:y="3cm">
          <text:p text:style-name="P1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14cm" svg:y="3cm">
          <text:p text:style-name="P1"><text:span text:style-name="T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17cm" svg:y="3cm">
          <text:p text:style-name="P1"><text:span text:style-name="T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20cm" svg:y="3cm">
          <text:p text:style-name="P1"><text:span text:style-name="T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23cm" svg:y="3cm">
          <text:p text:style-name="P1"><text:span text:style-name="T6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0.6cm" svg:height="0.6cm" svg:x="26cm" svg:y="3cm">
          <text:p text:style-name="P1"><text:span text:style-name="T6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26.6cm" svg:height="0.6cm" svg:x="2.2cm" svg:y="5cm">
          <text:p text:style-name="P1"><text:span text:style-name="T5">Project Management / Quality Manag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cm" svg:height="0.6cm" svg:x="2.2cm" svg:y="5.8cm">
          <text:p text:style-name="P1"><text:span text:style-name="T5">Metadata Manag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6.6cm" svg:height="0.6cm" svg:x="2.2cm" svg:y="6.6cm">
          <text:p text:style-name="P1"><text:span text:style-name="T5">Use of External Standard Metadata (classifications, concepts, questions, variables)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2.6cm" svg:height="0.646cm" svg:x="2cm" svg:y="1.354cm">
          <draw:text-box>
            <text:p><text:span text:style-name="T3">Generic Longitudinal Business Process Model: </text:span><text:span text:style-name="T4">High Level View</text:span></text:p>
          </draw:text-box>
        </draw:frame>
      </draw:page>
      <draw:page draw:name="page5" draw:style-name="dp1" draw:master-page-name="Default">
        <draw:frame draw:style-name="gr3" draw:text-style-name="P5" draw:layer="layout" svg:width="7.559cm" svg:height="0.646cm" svg:x="2.001cm" svg:y="1.354cm">
          <draw:text-box>
            <text:p><text:span text:style-name="T3">DDI: </text:span><text:span text:style-name="T4">Data Life Cycle</text:span></text:p>
          </draw:text-box>
        </draw:frame>
        <draw:custom-shape draw:style-name="gr11" draw:text-style-name="P1" xml:id="id14" draw:id="id14" draw:layer="layout" svg:width="2.6cm" svg:height="1.6cm" svg:x="2.2cm" svg:y="6.2cm">
          <text:p text:style-name="P1">Study</text:p>
          <text:p text:style-name="P1">Concept</text:p>
          <draw:enhanced-geometry svg:viewBox="0 0 21600 21600" draw:type="rectangle" draw:enhanced-path="M 0 0 L 21600 0 21600 21600 0 21600 0 0 Z N"/>
        </draw:custom-shape>
        <draw:custom-shape draw:style-name="gr11" draw:text-style-name="P1" xml:id="id15" draw:id="id15" draw:layer="layout" svg:width="2.6cm" svg:height="1.6cm" svg:x="6.2cm" svg:y="6.2cm">
          <text:p text:style-name="P1">Data</text:p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11" draw:text-style-name="P1" xml:id="id16" draw:id="id16" draw:layer="layout" svg:width="2.6cm" svg:height="1.6cm" svg:x="10.2cm" svg:y="6.2cm">
          <text:p text:style-name="P1">Data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11" draw:text-style-name="P1" xml:id="id17" draw:id="id17" draw:layer="layout" svg:width="2.6cm" svg:height="1.6cm" svg:x="14.2cm" svg:y="6.2cm">
          <text:p text:style-name="P1">Data</text:p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11" draw:text-style-name="P1" xml:id="id19" draw:id="id19" draw:layer="layout" svg:width="2.6cm" svg:height="1.6cm" svg:x="18.2cm" svg:y="6.2cm">
          <text:p text:style-name="P1">Data</text:p>
          <text:p text:style-name="P1">Discovery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6cm" svg:height="1.6cm" svg:x="22.2cm" svg:y="6.2cm">
          <text:p text:style-name="P1">Data</text:p>
          <text:p text:style-name="P1">Analysis</text:p>
          <draw:enhanced-geometry svg:viewBox="0 0 21600 21600" draw:type="rectangle" draw:enhanced-path="M 0 0 L 21600 0 21600 21600 0 21600 0 0 Z N"/>
        </draw:custom-shape>
        <draw:custom-shape draw:style-name="gr11" draw:text-style-name="P1" xml:id="id18" draw:id="id18" draw:layer="layout" svg:width="2.6cm" svg:height="1.6cm" svg:x="14.2cm" svg:y="3.2cm">
          <text:p text:style-name="P1">Data</text:p>
          <text:p text:style-name="P1">Archiving</text:p>
          <draw:enhanced-geometry svg:viewBox="0 0 21600 21600" draw:type="rectangle" draw:enhanced-path="M 0 0 L 21600 0 21600 21600 0 21600 0 0 Z N"/>
        </draw:custom-shape>
        <draw:custom-shape draw:style-name="gr11" draw:text-style-name="P1" xml:id="id20" draw:id="id20" draw:layer="layout" svg:width="2.6cm" svg:height="1.6cm" svg:x="14.2cm" svg:y="9.2cm">
          <text:p text:style-name="P1">Repurposing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4" draw:text-style-name="P1" draw:layer="layout" svg:x1="4.8cm" svg:y1="7cm" svg:x2="6.2cm" svg:y2="7cm" draw:start-shape="id14" draw:start-glue-point="1" draw:end-shape="id15" draw:end-glue-point="3" svg:d="m4800 7000h1400">
          <text:p/>
        </draw:connector>
        <draw:connector draw:style-name="gr4" draw:text-style-name="P1" draw:layer="layout" svg:x1="8.8cm" svg:y1="7cm" svg:x2="10.2cm" svg:y2="7cm" draw:start-shape="id15" draw:start-glue-point="1" draw:end-shape="id16" draw:end-glue-point="3" svg:d="m8800 7000h1400">
          <text:p/>
        </draw:connector>
        <draw:connector draw:style-name="gr4" draw:text-style-name="P1" draw:layer="layout" svg:x1="12.8cm" svg:y1="7cm" svg:x2="14.2cm" svg:y2="7cm" draw:start-shape="id16" draw:start-glue-point="1" draw:end-shape="id17" draw:end-glue-point="3" svg:d="m12800 7000h1400">
          <text:p/>
        </draw:connector>
        <draw:connector draw:style-name="gr4" draw:text-style-name="P1" draw:layer="layout" svg:x1="11.5cm" svg:y1="6.2cm" svg:x2="14.2cm" svg:y2="4cm" draw:start-shape="id16" draw:start-glue-point="0" draw:end-shape="id18" draw:end-glue-point="3" svg:d="m11500 6200v-2200h2700">
          <text:p/>
        </draw:connector>
        <draw:connector draw:style-name="gr4" draw:text-style-name="P1" draw:layer="layout" svg:x1="15.5cm" svg:y1="4.8cm" svg:x2="15.5cm" svg:y2="6.2cm" draw:start-shape="id18" draw:start-glue-point="2" draw:end-shape="id17" draw:end-glue-point="0" svg:d="m15500 4800v1400">
          <text:p/>
        </draw:connector>
        <draw:connector draw:style-name="gr4" draw:text-style-name="P1" draw:layer="layout" svg:x1="16.8cm" svg:y1="7cm" svg:x2="18.2cm" svg:y2="7cm" draw:start-shape="id17" draw:start-glue-point="1" draw:end-shape="id19" svg:d="m16800 7000h1400">
          <text:p/>
        </draw:connector>
        <draw:connector draw:style-name="gr4" draw:text-style-name="P1" draw:layer="layout" svg:x1="19.5cm" svg:y1="7.8cm" svg:x2="16.8cm" svg:y2="10cm" draw:start-shape="id19" draw:start-glue-point="2" draw:end-shape="id20" draw:end-glue-point="1" svg:d="m19500 7800v2200h-2700">
          <text:p/>
        </draw:connector>
        <draw:connector draw:style-name="gr4" draw:text-style-name="P1" draw:layer="layout" svg:x1="14.2cm" svg:y1="10cm" svg:x2="11.5cm" svg:y2="7.8cm" draw:start-shape="id20" draw:start-glue-point="3" draw:end-shape="id16" draw:end-glue-point="2" svg:d="m14200 10000h-2700v-2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808080" draw:marker-start-width="0.25cm" draw:marker-start-center="false" draw:marker-end-width="0.25cm" draw:marker-end-center="false" draw:fill="solid" draw:fill-color="#e6e6e6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vel_20_2" style:display-name="level 2" style:family="graphic" style:parent-style-name="standard">
      <style:graphic-properties draw:textarea-horizontal-align="justify" draw:textarea-vertical-align="middle" draw:auto-grow-height="false" fo:padding-top="0.1cm" fo:padding-bottom="0.1cm" fo:padding-left="0.1cm" fo:padding-right="0.1cm" fo:wrap-option="wrap"/>
      <style:paragraph-properties fo:text-align="center"/>
      <style:text-properties fo:font-size="8pt" style:font-size-asian="8pt" style:font-size-complex="8pt"/>
    </style:style>
  </office:styles>
  <office:automatic-styles>
    <style:page-layout style:name="PM0">
      <style:page-layout-properties fo:margin-top="1cm" fo:margin-bottom="1cm" fo:margin-left="1cm" fo:margin-right="1cm" fo:page-width="3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22T11:00:24</meta:creation-date>
    <dc:date>2011-09-22T16:27:20</dc:date>
    <meta:editing-duration>PT1H52M36S</meta:editing-duration>
    <meta:editing-cycles>13</meta:editing-cycles>
    <meta:generator>LibreOffice/3.4$Unix LibreOffice_project/340m1$Build-12</meta:generator>
    <meta:document-statistic meta:object-count="194"/>
  </office:meta>
</office:document-meta>
</file>